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pt" fo:country="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language="pt" fo:country="PT" style:text-underline-style="none" fo:font-weight="normal" style:font-weight-asian="normal" style:font-weight-complex="normal"/>
    </style:style>
    <style:style style:name="T3" style:family="text">
      <style:text-properties fo:language="pt" fo:country="PT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language="pt" fo:country="PT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istema</text:p>
      <text:p text:style-name="P1"><text:span text:style-name="T1"/></text:p>
      <text:p text:style-name="P1"><text:span text:style-name="T1"><text:tab/>O sistema escolhido foi o Freemind, um aplicativo para fazer mapas mentais. </text:span><text:span text:style-name="T2">Um mapa mental é um diagrama usado para esboçar visualmente informações e idéias, e geralmente consiste em uma palavra no centro, com as idéias, palavras e conceitos associados ao redor, formando uma árvore. </text:span></text:p>
      <text:p text:style-name="P1"><text:span text:style-name="T2"><text:tab/>O Freemind possui 52757 linhas de código, divididas entre 648 classes em 45 pacotes. Sua arquitetura é baseada em dois padrões arquiteturais: o padrão </text:span><text:span text:style-name="T3">micro kernel</text:span><text:span text:style-name="T2">, sendo <text:s/>de forma e foi desenvolvido de acordo com o padrão </text:span><text:span text:style-name="T4">MVC (</text:span><text:span text:style-name="T3">model-view-controller</text:span><text:span text:style-name="T4">). Ele também possui um sistema de plugins </text:span></text:p>
      <text:p text:style-name="P1"><text:span text:style-name="T2"/></text:p>
      <text:p text:style-name="P2"><text:span text:style-name="T1"/></text:p>
      <text:p text:style-name="P1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12-08T13:54:10</meta:creation-date>
    <dc:date>2012-12-08T15:08:43</dc:date>
    <dc:creator>Pedro Pires</dc:creator>
    <meta:editing-duration>PT01H14M34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93" meta:character-count="587"/>
  </office:meta>
</office:document-meta>
</file>